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51cm"/>
    </style:style>
    <style:style style:name="co2" style:family="table-column">
      <style:table-column-properties fo:break-before="auto" style:column-width="1.339cm"/>
    </style:style>
    <style:style style:name="co3" style:family="table-column">
      <style:table-column-properties fo:break-before="auto" style:column-width="8.802cm"/>
    </style:style>
    <style:style style:name="co4" style:family="table-column">
      <style:table-column-properties fo:break-before="auto" style:column-width="0.6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3.9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" style:family="table-cell" style:parent-style-name="Default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" style:family="table-cell" style:parent-style-name="Default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4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5" style:family="table-cell" style:parent-style-name="Default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6" style:family="table-cell" style:parent-style-name="Default" style:data-style-name="N112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7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8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9" style:family="table-cell" style:parent-style-name="Default" style:data-style-name="N112">
      <style:table-cell-properties fo:border-bottom="none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0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1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2" style:family="table-cell" style:parent-style-name="Default" style:data-style-name="N112"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3" style:family="table-cell" style:parent-style-name="Default" style:data-style-name="N112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4" style:family="table-cell" style:parent-style-name="Default" style:data-style-name="N112"/>
    <style:style style:name="ce15" style:family="table-cell" style:parent-style-name="Default" style:data-style-name="N112"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6" style:family="table-cell" style:parent-style-name="Default">
      <style:table-cell-properties fo:wrap-option="wrap"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7" style:family="table-cell" style:parent-style-name="Default">
      <style:table-cell-properties fo:wrap-option="wrap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8" style:family="table-cell" style:parent-style-name="Default">
      <style:table-cell-properties fo:border-bottom="none" fo:wrap-option="wrap" fo:border-left="none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19" style:family="table-cell" style:parent-style-name="Default">
      <style:table-cell-properties fo:wrap-option="wrap"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0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3" style:family="table-cell" style:parent-style-name="Default">
      <style:table-cell-properties fo:border-bottom="none" fo:border-left="0.06pt solid #000000" fo:border-right="none" style:rotation-angle="9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4" style:family="table-cell" style:parent-style-name="Default">
      <style:table-cell-properties fo:border-bottom="none" fo:border-left="0.06pt solid #000000" fo:border-right="none" fo:border-top="0.06pt solid #00000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6" style:family="table-cell" style:parent-style-name="Default">
      <style:table-cell-properties fo:border-bottom="none" fo:border-left="0.2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7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8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29" style:family="table-cell" style:parent-style-name="Default">
      <style:table-cell-properties style:text-align-source="fix" style:repeat-content="false" fo:border="none" style:rotation-angle="0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0" style:family="table-cell" style:parent-style-name="Default">
      <style:table-cell-properties fo:border="none"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1" style:family="table-cell" style:parent-style-name="Default">
      <style:table-cell-properties fo:border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2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3" style:family="table-cell" style:parent-style-name="Default">
      <style:table-cell-properties style:rotation-angle="9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4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5" style:family="table-cell" style:parent-style-name="Default">
      <style:table-cell-properties fo:border-bottom="none" fo:border-left="0.06pt solid #000000" fo:border-right="none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6" style:family="table-cell" style:parent-style-name="Default">
      <style:table-cell-properties style:rotation-angle="0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7" style:family="table-cell" style:parent-style-name="Default">
      <style:table-cell-properties fo:border-bottom="none" style:text-align-source="fix" style:repeat-content="false" fo:border-left="0.06pt solid #000000" fo:border-right="none" style:rotation-angle="0" fo:border-top="none"/>
      <style:paragraph-properties fo:text-align="center" fo:margin-left="0cm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ce38" style:family="table-cell" style:parent-style-name="Default">
      <style:table-cell-properties fo:border-bottom="none" fo:border-left="0.06pt solid #000000" fo:border-right="none" style:rotation-angle="0" fo:border-top="none"/>
      <style:map style:condition="cell-content()=&quot;Y&quot;" style:apply-style-name="BugleSupportYes" style:base-cell-address="Support.B2"/>
      <style:map style:condition="cell-content()=&quot;N&quot;" style:apply-style-name="BugleSupportNo" style:base-cell-address="Support.B2"/>
      <style:map style:condition="cell-content()=&quot;-&quot;" style:apply-style-name="BugleSupportNA" style:base-cell-address="Support.B2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ppor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21"/>
        <table:table-column table:style-name="co4" table:number-columns-repeated="1021" table:default-cell-style-name="Default"/>
        <table:table-row table:style-name="ro1">
          <table:table-cell table:style-name="ce1"/>
          <table:table-cell table:style-name="ce6"/>
          <table:table-cell table:style-name="ce16"/>
          <table:table-cell table:style-name="ce22" office:value-type="string" table:number-columns-spanned="8" table:number-rows-spanned="1">
            <text:p>Core</text:p>
          </table:table-cell>
          <table:covered-table-cell table:style-name="ce29"/>
          <table:covered-table-cell table:number-columns-repeated="6" table:style-name="ce32"/>
          <table:table-cell table:style-name="ce34" office:value-type="string" table:number-columns-spanned="22" table:number-rows-spanned="1">
            <text:p>Filters</text:p>
          </table:table-cell>
          <table:covered-table-cell table:number-columns-repeated="21" table:style-name="ce36"/>
          <table:table-cell table:style-name="ce37" office:value-type="string" table:number-columns-spanned="5" table:number-rows-spanned="1">
            <text:p>Debugger</text:p>
          </table:table-cell>
          <table:covered-table-cell table:number-columns-repeated="4" table:style-name="ce36"/>
          <table:table-cell table:style-name="ce38"/>
          <table:table-cell table:style-name="ce1" table:number-columns-repeated="985"/>
        </table:table-row>
        <table:table-row table:style-name="ro2">
          <table:table-cell table:style-name="ce2"/>
          <table:table-cell table:style-name="ce7" office:value-type="string">
            <text:p>Version</text:p>
          </table:table-cell>
          <table:table-cell table:style-name="ce17" office:value-type="string">
            <text:p>Comments</text:p>
          </table:table-cell>
          <table:table-cell table:style-name="ce23" office:value-type="string">
            <text:p>gengl</text:p>
          </table:table-cell>
          <table:table-cell table:style-name="ce30" office:value-type="string">
            <text:p>glbeginend</text:p>
          </table:table-cell>
          <table:table-cell table:style-name="ce33" office:value-type="string">
            <text:p>gldump</text:p>
          </table:table-cell>
          <table:table-cell table:style-name="ce33" office:value-type="string">
            <text:p>globjects</text:p>
          </table:table-cell>
          <table:table-cell table:style-name="ce33" office:value-type="string">
            <text:p>glsl</text:p>
          </table:table-cell>
          <table:table-cell table:style-name="ce33" office:value-type="string">
            <text:p>glstate</text:p>
          </table:table-cell>
          <table:table-cell table:style-name="ce33" office:value-type="string">
            <text:p>gltypes</text:p>
          </table:table-cell>
          <table:table-cell table:style-name="ce33" office:value-type="string">
            <text:p>glutils</text:p>
          </table:table-cell>
          <table:table-cell table:style-name="ce23" office:value-type="string">
            <text:p>camera</text:p>
          </table:table-cell>
          <table:table-cell table:style-name="ce33" office:value-type="string">
            <text:p>checks</text:p>
          </table:table-cell>
          <table:table-cell table:style-name="ce33" office:value-type="string">
            <text:p>eps</text:p>
          </table:table-cell>
          <table:table-cell table:style-name="ce33" office:value-type="string">
            <text:p>error</text:p>
          </table:table-cell>
          <table:table-cell table:style-name="ce33" office:value-type="string">
            <text:p>exe</text:p>
          </table:table-cell>
          <table:table-cell table:style-name="ce33" office:value-type="string">
            <text:p>extoverride</text:p>
          </table:table-cell>
          <table:table-cell table:style-name="ce33" office:value-type="string">
            <text:p>frontbuffer</text:p>
          </table:table-cell>
          <table:table-cell table:style-name="ce33" office:value-type="string">
            <text:p>log</text:p>
          </table:table-cell>
          <table:table-cell table:style-name="ce33" office:value-type="string">
            <text:p>logstats</text:p>
          </table:table-cell>
          <table:table-cell table:style-name="ce33" office:value-type="string">
            <text:p>screenshot</text:p>
          </table:table-cell>
          <table:table-cell table:style-name="ce33" office:value-type="string">
            <text:p>showerror</text:p>
          </table:table-cell>
          <table:table-cell table:style-name="ce33" office:value-type="string">
            <text:p>showextensions</text:p>
          </table:table-cell>
          <table:table-cell table:style-name="ce33" office:value-type="string">
            <text:p>showstats</text:p>
          </table:table-cell>
          <table:table-cell table:style-name="ce33" office:value-type="string">
            <text:p>stats_basic</text:p>
          </table:table-cell>
          <table:table-cell table:style-name="ce33" office:value-type="string">
            <text:p>stats_calls</text:p>
          </table:table-cell>
          <table:table-cell table:style-name="ce33" office:value-type="string">
            <text:p>stats_calltimes</text:p>
          </table:table-cell>
          <table:table-cell table:style-name="ce33" office:value-type="string">
            <text:p>stats_fragments</text:p>
          </table:table-cell>
          <table:table-cell table:style-name="ce33" office:value-type="string">
            <text:p>stats_nv</text:p>
          </table:table-cell>
          <table:table-cell table:style-name="ce33" office:value-type="string">
            <text:p>stats_primitives</text:p>
          </table:table-cell>
          <table:table-cell table:style-name="ce33" office:value-type="string">
            <text:p>trace</text:p>
          </table:table-cell>
          <table:table-cell table:style-name="ce33" office:value-type="string">
            <text:p>unwindstack</text:p>
          </table:table-cell>
          <table:table-cell table:style-name="ce33" office:value-type="string">
            <text:p>wireframe</text:p>
          </table:table-cell>
          <table:table-cell table:style-name="ce23" office:value-type="string">
            <office:annotation draw:style-name="gr1" draw:text-style-name="P1" svg:width="2.899cm" svg:height="2.966cm" svg:x="35.651cm" svg:y="0cm" draw:caption-point-x="-0.61cm" draw:caption-point-y="0.428cm">
              <dc:creator>BM</dc:creator>
              <dc:date>2010-09-01T00:00:00</dc:date>
              <text:p text:style-name="P1"><text:span text:style-name="T1">Only use for changes required in the debugger – most requirements will be on the glstate internals.</text:span></text:p>
            </office:annotation>
            <text:p>state view</text:p>
          </table:table-cell>
          <table:table-cell table:style-name="ce33" office:value-type="string">
            <text:p>texture view</text:p>
          </table:table-cell>
          <table:table-cell table:style-name="ce33" office:value-type="string">
            <text:p>buffer view</text:p>
          </table:table-cell>
          <table:table-cell table:style-name="ce33" office:value-type="string">
            <text:p>shader view</text:p>
          </table:table-cell>
          <table:table-cell table:style-name="ce33" office:value-type="string">
            <text:p>breakpoints</text:p>
          </table:table-cell>
          <table:table-cell table:style-name="ce23"/>
          <table:table-cell table:style-name="ce33" table:number-columns-repeated="985"/>
        </table:table-row>
        <table:table-row table:style-name="ro3">
          <table:table-cell table:style-name="ce3" office:value-type="string">
            <text:p>GL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2"/>
          <table:table-cell table:style-name="ce3" office:value-type="string">
            <text:p>-</text:p>
          </table:table-cell>
          <table:table-cell table:style-name="ce3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1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4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1.5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2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2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3.3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 4.1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 ES 1.1</text:p>
          </table:table-cell>
          <table:table-cell table:style-name="ce8"/>
          <table:table-cell table:style-name="ce18"/>
          <table:table-cell table:style-name="ce24"/>
          <table:table-cell table:style-name="ce3" table:number-columns-repeated="3"/>
          <table:table-cell table:style-name="ce3" office:value-type="string">
            <text:p>-</text:p>
          </table:table-cell>
          <table:table-cell table:style-name="ce3"/>
          <table:table-cell table:style-name="ce3" office:value-type="string">
            <text:p>Y</text:p>
          </table:table-cell>
          <table:table-cell table:style-name="ce3"/>
          <table:table-cell table:style-name="ce24"/>
          <table:table-cell table:style-name="ce3" table:number-columns-repeated="21"/>
          <table:table-cell table:style-name="ce24"/>
          <table:table-cell table:number-columns-repeated="2" table:style-name="ce3" office:value-type="string">
            <text:p>N</text:p>
          </table:table-cell>
          <table:table-cell table:style-name="ce3" table:number-columns-repeated="2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 ES 2.0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number-columns-repeated="2"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985"/>
        </table:table-row>
        <table:table-row table:style-name="ro3">
          <table:table-cell table:style-name="ce3" office:value-type="string">
            <text:p>GL_ARB_multitexture</text:p>
          </table:table-cell>
          <table:table-cell table:style-name="ce9" office:value-type="float" office:value="1.3">
            <text:p>1.3</text:p>
          </table:table-cell>
          <table:table-cell table:style-name="ce18"/>
          <table:table-cell table:style-name="ce24" office:value-type="string">
            <text:p>Y</text:p>
          </table:table-cell>
          <table:table-cell table:style-name="ce3" office:value-type="string">
            <text:p>-</text:p>
          </table:table-cell>
          <table:table-cell table:style-name="ce3" table:number-columns-repeated="2"/>
          <table:table-cell table:style-name="ce3" office:value-type="string">
            <text:p>-</text:p>
          </table:table-cell>
          <table:table-cell table:style-name="ce3" table:number-columns-repeated="3"/>
          <table:table-cell table:style-name="ce24"/>
          <table:table-cell table:style-name="ce3" table:number-columns-repeated="21"/>
          <table:table-cell table:style-name="ce24"/>
          <table:table-cell table:style-name="ce3" table:number-columns-repeated="4"/>
          <table:table-cell table:style-name="ce24"/>
          <table:table-cell table:style-name="ce3" table:number-columns-repeated="985"/>
        </table:table-row>
        <table:table-row table:style-name="ro3">
          <table:table-cell table:style-name="ce2" office:value-type="string">
            <text:p>GL_ARB_transpose_matrix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ultisampl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add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order_clamp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ombine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dot3</text:p>
          </table:table-cell>
          <table:table-cell table:style-name="ce10" office:value-type="float" office:value="1.3">
            <text:p>1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parameter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env_crossbar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irrored_repeat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texture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window_pos</text:p>
          </table:table-cell>
          <table:table-cell table:style-name="ce10" office:value-type="float" office:value="1.4">
            <text:p>1.4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uffer_object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</text:p>
          </table:table-cell>
          <table:table-cell table:style-name="ce10" office:value-type="float" office:value="1.5">
            <text:p>1.5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office:annotation draw:style-name="gr1" draw:text-style-name="P1" svg:width="2.899cm" svg:height="1.781cm" svg:x="19.519cm" svg:y="16.817cm" draw:caption-point-x="-0.61cm" draw:caption-point-y="1.511cm">
              <dc:creator>BM</dc:creator>
              <dc:date>2010-09-01T00:00:00</dc:date>
              <text:p text:style-name="P1"><text:span text:style-name="T1">Partially implemented, but treated as shared</text:span></text:p>
            </office:annotation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object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shader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100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Y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non_power_of_two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10"/>
          <table:table-cell table:style-name="ce2" office:value-type="string">
            <text:p>N</text:p>
          </table:table-cell>
          <table:table-cell table:style-name="ce2" table:number-columns-repeated="10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oint_sprite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</text:p>
          </table:table-cell>
          <table:table-cell table:style-name="ce10" office:value-type="float" office:value="2">
            <text:p>2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ixel_buffer_object</text:p>
          </table:table-cell>
          <table:table-cell table:style-name="ce10" office:value-type="float" office:value="2.1">
            <text:p>2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lor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0.714cm" svg:y="20.866cm" draw:caption-point-x="-0.61cm" draw:caption-point-y="1.51cm">
              <dc:date>2011-12-26T00:00:00</dc:date>
              <text:p text:style-name="P1"><text:span text:style-name="T1">For clamp contols</text:span></text:p>
            </office:annotation>
            <text:p>?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/>
          <table:table-cell table:number-columns-repeated="7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integer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ransform_feedback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packed_depth_stencil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buffer_floa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?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objec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blit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18"/>
          <table:table-cell/>
          <table:table-cell table:style-name="ce2" table:number-columns-repeated="2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multisample</text:p>
          </table:table-cell>
          <table:table-cell table:style-name="ce12"/>
          <table:table-cell table:style-name="ce17" office:value-type="string">
            <text:p>Subsumed by ARB_framebuffer_object</text:p>
          </table:table-cell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/>
          <table:table-cell table:style-name="ce2" table:number-columns-repeated="3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"/>
          <table:table-cell table:number-columns-repeated="6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36.248cm" svg:y="25.365cm" draw:caption-point-x="-0.61cm" draw:caption-point-y="1.51cm">
              <dc:date>2011-12-30T00:00:00</dc:date>
              <text:p text:style-name="P1"><text:span text:style-name="T1">ReadPixels doesn't work on a multisampled buffer</text:span></text:p>
            </office:annotation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framebuffer_sRGB</text:p>
          </table:table-cell>
          <table:table-cell table:style-name="ce12"/>
          <table:table-cell table:style-name="ce17" office:value-type="string">
            <text:p>NOT entirely subsumed by ARB_framebuffer_sRGB</text:p>
          </table:table-cell>
          <table:table-cell table:style-name="ce26" office:value-type="string">
            <text:p>Y</text:p>
          </table:table-cell>
          <table:table-cell table:style-name="ce31"/>
          <table:table-cell table:style-name="ce2" table:number-columns-repeated="3"/>
          <table:table-cell table:style-name="ce2" office:value-type="string">
            <text:p>Y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mebuffer_sRGB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pixel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29.078cm" svg:y="26.715cm" draw:caption-point-x="-0.61cm" draw:caption-point-y="1.51cm">
              <dc:date>2011-12-26T00:00:00</dc:date>
              <text:p text:style-name="P1"><text:span text:style-name="T1">See note for ARB_half_float_vertex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half_float_vertex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966cm" svg:x="29.078cm" svg:y="27.165cm" draw:caption-point-x="-0.61cm" draw:caption-point-y="1.51cm">
              <dc:date>2011-12-26T00:00:00</dc:date>
              <text:p text:style-name="P1"><text:span text:style-name="T1">The token is shared with ARB_half_float_pixel, so use needs to be determined by context.</text:span></text:p>
            </office:annotation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p_buffer_range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3.361cm" svg:x="20.714cm" svg:y="27.613cm" draw:caption-point-x="-0.61cm" draw:caption-point-y="1.511cm">
              <dc:creator>BM</dc:creator>
              <dc:date>2010-09-01T00:00:00</dc:date>
              <text:p text:style-name="P1"><text:span text:style-name="T1">No support needed for the extension, but GL3.0 adds queries. These have been added but not tested.</text:span></text:p>
            </office:annotation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781cm" svg:x="24.896cm" svg:y="27.613cm" draw:caption-point-x="-0.61cm" draw:caption-point-y="1.511cm">
              <dc:creator>BM</dc:creator>
              <dc:date>2010-09-01T00:00:00</dc:date>
              <text:p text:style-name="P1"><text:span text:style-name="T1">Buffer updates via mapping generally don't work yet.</text:span></text:p>
            </office:annotation>
            <text:p>N</text:p>
          </table:table-cell>
          <table:table-cell table:number-columns-repeated="14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1.386cm" svg:x="36.846cm" svg:y="27.613cm" draw:caption-point-x="-0.61cm" draw:caption-point-y="1.511cm">
              <dc:creator>BM</dc:creator>
              <dc:date>2010-09-01T00:00:00</dc:date>
              <text:p text:style-name="P1"><text:span text:style-name="T1">Generally broken for mapped buffers.</text:span></text:p>
            </office:annotation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rgtc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596cm" svg:x="18.921cm" svg:y="28.514cm" draw:caption-point-x="-0.61cm" draw:caption-point-y="1.51cm">
              <dc:date>2011-12-25T00:00:00</dc:date>
              <text:p text:style-name="P1"><text:span text:style-name="T1">Untested</text:span></text:p>
            </office:annotation>
            <text:p>Y</text:p>
          </table:table-cell>
          <table:table-cell table:number-columns-repeated="5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1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object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texture_lod</text:p>
          </table:table-cell>
          <table:table-cell table:style-name="ce10" office:value-type="float" office:value="3">
            <text:p>3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NV_conditional_render</text:p>
          </table:table-cell>
          <table:table-cell table:style-name="ce10" office:value-type="float" office:value="3">
            <text:p>3.0</text:p>
          </table:table-cell>
          <table:table-cell table:style-name="ce17"/>
          <table:table-cell table:style-name="ce26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gpu_shader4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office:annotation draw:style-name="gr1" draw:text-style-name="P1" svg:width="2.899cm" svg:height="1.386cm" svg:x="7.026cm" svg:y="30.764cm" draw:caption-point-x="-0.61cm" draw:caption-point-y="1.51cm">
              <dc:date>2011-12-26T00:00:00</dc:date>
              <text:p text:style-name="P1"><text:span text:style-name="T1">Names were changed in promotion</text:span></text:p>
            </office:annotation>
            <text:p>GL_EXT_draw_buffers2</text:p>
          </table:table-cell>
          <table:table-cell table:style-name="ce11" office:value-type="float" office:value="3">
            <text:p>3.0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ectangle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stanced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5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1.663cm" draw:caption-point-x="-0.61cm" draw:caption-point-y="1.51cm">
              <dc:date>2011-12-25T00:00:00</dc:date>
              <text:p text:style-name="P1"><text:span text:style-name="T1">Support only needed once exe supports client-side arrays.</text:span></text:p>
            </office:annotation>
            <text:p>N</text:p>
          </table:table-cell>
          <table:table-cell table:number-columns-repeated="1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3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uniform_buffer_object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mpatibility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opy_buffer</text:p>
          </table:table-cell>
          <table:table-cell table:style-name="ce10" office:value-type="float" office:value="3.1">
            <text:p>3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8" table:style-name="ce2" office:value-type="string">
            <text:p>-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ometry_shader4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table:number-columns-repeated="2"/>
          <table:table-cell table:style-name="ce25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5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2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pth_clam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elements_base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office:value-type="string">
            <text:p>N</text:p>
          </table:table-cell>
          <table:table-cell table:style-name="ce2" office:value-type="string">
            <text:p>?</text:p>
          </table:table-cell>
          <table:table-cell table:style-name="ce2" table:number-columns-repeated="15"/>
          <table:table-cell table:style-name="ce2" office:value-type="string">
            <text:p>N</text:p>
          </table:table-cell>
          <table:table-cell table:style-name="ce2" table:number-columns-repeated="3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coord_conventions</text:p>
          </table:table-cell>
          <table:table-cell table:style-name="ce10" office:value-type="float" office:value="3.2">
            <text:p>3.2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provoking_vertex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amless_cube_map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ync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multisample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rray_bgra</text:p>
          </table:table-cell>
          <table:table-cell table:style-name="ce10" office:value-type="float" office:value="3.2">
            <text:p>3.2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instanced_array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3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35" office:value-type="string">
            <text:p>-</text:p>
          </table:table-cell>
          <table:table-cell table:style-name="ce2" office:value-type="string">
            <text:p>Y</text:p>
          </table:table-cell>
          <table:table-cell table:style-name="ce2" office:value-type="string">
            <text:p>?</text:p>
          </table:table-cell>
          <table:table-cell table:style-name="ce2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2.176cm" svg:x="24.896cm" svg:y="37.961cm" draw:caption-point-x="-0.61cm" draw:caption-point-y="1.51cm">
              <dc:date>2011-12-25T00:00:00</dc:date>
              <text:p text:style-name="P1"><text:span text:style-name="T1">Client-side arrays aren't supported by exe at this point anyway.</text:span>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blend_func_extended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xplicit_attrib_location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occlusion_query2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r_objects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 office:value-type="string">
            <office:annotation draw:style-name="gr1" draw:text-style-name="P1" svg:width="2.899cm" svg:height="0.991cm" svg:x="23.103cm" svg:y="39.761cm" draw:caption-point-x="-0.61cm" draw:caption-point-y="1.51cm">
              <dc:date>2011-12-30T00:00:00</dc:date>
              <text:p text:style-name="P1">Affects texture completeness</text:p>
            </office:annotation>
            <text:p>N</text:p>
          </table:table-cell>
          <table:table-cell table:number-columns-repeated="17" table:style-name="ce2" office:value-type="string">
            <text:p>-</text:p>
          </table:table-cell>
          <table:table-cell table:style-name="ce2" office:value-type="string">
            <text:p>Y</text:p>
          </table:table-cell>
          <table:table-cell table:number-columns-repeated="2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"/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bit_encoding</text:p>
          </table:table-cell>
          <table:table-cell table:style-name="ce10" office:value-type="float" office:value="3.3">
            <text:p>3.3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rgb10_a2ui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swizzle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imer_query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type_10_10_10_2_rev</text:p>
          </table:table-cell>
          <table:table-cell table:style-name="ce10" office:value-type="float" office:value="3.3">
            <text:p>3.3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N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buffers_blend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ample_shading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ube_map_array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office:value-type="string">
            <text:p>N</text:p>
          </table:table-cell>
          <table:table-cell table:number-columns-repeated="3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gather</text:p>
          </table:table-cell>
          <table:table-cell table:style-name="ce10" office:value-type="float" office:value="4">
            <office:annotation draw:style-name="gr1" draw:text-style-name="P1" svg:width="2.899cm" svg:height="1.781cm" svg:x="8.36cm" svg:y="43.81cm" draw:caption-point-x="-0.61cm" draw:caption-point-y="1.51cm">
              <dc:date>2011-12-25T00:00:00</dc:date>
              <text:p text:style-name="P1"><text:span text:style-name="T1">4.0 core capability is maybe slightly higher?</text:span></text:p>
            </office:annotation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query_lod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10" table:style-name="ce2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2" office:value-type="string">
            <text:p>-</text:p>
          </table:table-cell>
          <table:table-cell table:style-name="ce25" office:value-type="string">
            <text:p>-</text:p>
          </table:table-cell>
          <table:table-cell table:number-columns-repeated="4" table:style-name="ce2" office:value-type="string">
            <text:p>-</text:p>
          </table:table-cell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raw_indirect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5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pu_shader_fp64</text:p>
          </table:table-cell>
          <table:table-cell table:style-name="ce10" office:value-type="float" office:value="4">
            <text:p>4.0</text:p>
          </table:table-cell>
          <table:table-cell table:style-name="ce17" office:value-type="string">
            <text:p>Shader-only extension?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subroutine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ssellation_shader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buffer_object_rgb3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2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ransform_feedback3</text:p>
          </table:table-cell>
          <table:table-cell table:style-name="ce10" office:value-type="float" office:value="4">
            <text:p>4.0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ES2_compatibilit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2"/>
          <table:table-cell table:style-name="ce2" office:value-type="string">
            <text:p>?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get_program_binar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eparate_shader_objects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/>
          <table:table-cell table:style-name="ce2" office:value-type="string">
            <text:p>N</text:p>
          </table:table-cell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er_precision</text:p>
          </table:table-cell>
          <table:table-cell table:style-name="ce10" office:value-type="float" office:value="4.1">
            <text:p>4.1</text:p>
          </table:table-cell>
          <table:table-cell table:style-name="ce17" office:value-type="string">
            <text:p>Shader-only extensio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attrib_64bit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iewport_array</text:p>
          </table:table-cell>
          <table:table-cell table:style-name="ce10" office:value-type="float" office:value="4.1">
            <text:p>4.1</text:p>
          </table:table-cell>
          <table:table-cell table:style-name="ce17"/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texture_compression_bptc</text:p>
          </table:table-cell>
          <table:table-cell table:style-name="ce10" office:value-type="float" office:value="4.2">
            <text:p>4.2</text:p>
          </table:table-cell>
          <table:table-cell table:style-name="ce17" office:value-type="string">
            <text:p>Just a compression token</text:p>
          </table:table-cell>
          <table:table-cell table:style-name="ce26" office:value-type="string">
            <text:p>Y</text:p>
          </table:table-cell>
          <table:table-cell table:style-name="ce31" office:value-type="string">
            <text:p>-</text:p>
          </table:table-cell>
          <table:table-cell table:number-columns-repeated="6" table:style-name="ce2" office:value-type="string">
            <text:p>-</text:p>
          </table:table-cell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robustness</text:p>
          </table:table-cell>
          <table:table-cell table:style-name="ce7" office:value-type="string">
            <text:p>?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blend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matrix_palett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ow_ambi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vertex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fragment_program_shadow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shading_language_include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cl_even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ARB_debug_output</text:p>
          </table:table-cell>
          <table:table-cell table:style-name="ce7" office:value-type="string">
            <text:p>N/A</text:p>
          </table:table-cell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4" office:value-type="string">
            <text:p>GL_ARB_shader_stencil_export</text:p>
          </table:table-cell>
          <table:table-cell table:style-name="ce13" office:value-type="string">
            <text:p>N/A</text:p>
          </table:table-cell>
          <table:table-cell table:style-name="ce19" office:value-type="string">
            <text:p>Shader-only extension</text:p>
          </table:table-cell>
          <table:table-cell table:style-name="ce27"/>
          <table:table-cell table:number-columns-repeated="7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10" table:style-name="ce4" office:value-type="string">
            <text:p>-</text:p>
          </table:table-cell>
          <table:table-cell table:style-name="ce2" office:value-type="string">
            <text:p>N</text:p>
          </table:table-cell>
          <table:table-cell table:number-columns-repeated="10" table:style-name="ce4" office:value-type="string">
            <text:p>-</text:p>
          </table:table-cell>
          <table:table-cell table:style-name="ce27" office:value-type="string">
            <text:p>-</text:p>
          </table:table-cell>
          <table:table-cell table:number-columns-repeated="4" table:style-name="ce4" office:value-type="string">
            <text:p>-</text:p>
          </table:table-cell>
          <table:table-cell table:style-name="ce27"/>
          <table:table-cell table:style-name="ce4" table:number-columns-repeated="985"/>
        </table:table-row>
        <table:table-row table:style-name="ro3">
          <table:table-cell table:style-name="ce2" office:value-type="string">
            <text:p>GLX_ARB_get_proc_addr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buffer_regio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office:value-type="string">
            <text:p>GLX_ARB_multisample</text:p>
          </table:table-cell>
          <table:table-cell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ultisample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extensions_string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make_read_curren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buffer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render_textur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pixel_format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bconfig_float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framebuffer_sRGB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profile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X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WGL_ARB_create_context_robustness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GL_EXT_texture_array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office:value-type="string">
            <text:p>N</text:p>
          </table:table-cell>
          <table:table-cell table:style-name="ce2"/>
          <table:table-cell table:style-name="ce2" office:value-type="string">
            <text:p>-</text:p>
          </table:table-cell>
          <table:table-cell table:style-name="ce2" table:number-columns-repeated="3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 table:number-rows-repeated="2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5" office:value-type="string">
            <text:p>Key:</text:p>
          </table:table-cell>
          <table:table-cell table:style-name="ce15"/>
          <table:table-cell table:style-name="ce20"/>
          <table:table-cell table:style-name="ce28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Y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N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No support needed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-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Support necessary, status unknown</text:p>
          </table:table-cell>
          <table:table-cell table:style-name="ce7"/>
          <table:table-cell table:style-name="ce17"/>
          <table:table-cell table:style-name="ce25"/>
          <table:table-cell table:style-name="ce31" office:value-type="string">
            <text:p>?</text:p>
          </table:table-cell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3">
          <table:table-cell table:style-name="ce2" office:value-type="string">
            <text:p>Unknown</text:p>
          </table:table-cell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65395">
          <table:table-cell table:style-name="ce2"/>
          <table:table-cell table:style-name="ce7"/>
          <table:table-cell table:style-name="ce17"/>
          <table:table-cell table:style-name="ce25"/>
          <table:table-cell table:style-name="ce31"/>
          <table:table-cell table:style-name="ce2" table:number-columns-repeated="6"/>
          <table:table-cell table:style-name="ce25"/>
          <table:table-cell table:style-name="ce2" table:number-columns-repeated="21"/>
          <table:table-cell table:style-name="ce25"/>
          <table:table-cell table:style-name="ce2" table:number-columns-repeated="4"/>
          <table:table-cell table:style-name="ce25"/>
          <table:table-cell table:style-name="ce2" table:number-columns-repeated="985"/>
        </table:table-row>
        <table:table-row table:style-name="ro1" table:number-rows-repeated="98303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Support.A18:Support.AMJ1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ugleSupport" style:family="table-cell" style:parent-style-name="Default"/>
    <style:style style:name="BugleSupportYes" style:family="table-cell" style:parent-style-name="BugleSupport">
      <style:table-cell-properties fo:background-color="#00ff00"/>
    </style:style>
    <style:style style:name="BugleSupportNo" style:family="table-cell" style:parent-style-name="BugleSupport">
      <style:table-cell-properties fo:background-color="#ffcc99"/>
    </style:style>
    <style:style style:name="BugleSupportNA" style:family="table-cell" style:parent-style-name="BugleSupport">
      <style:table-cell-properties fo:background-color="#cccccc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30">2011/12/30</text:date>, <text:time>13:51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uce Merry</meta:initial-creator>
    <meta:creation-date>2010-08-30T21:04:13</meta:creation-date>
    <dc:date>2011-12-30T13:51:38</dc:date>
    <dc:creator>Bruce Merry</dc:creator>
    <meta:editing-duration>PT7H50M21S</meta:editing-duration>
    <meta:editing-cycles>86</meta:editing-cycles>
    <meta:generator>LibreOffice/3.4$Unix LibreOffice_project/340m1$Build-402</meta:generator>
    <meta:document-statistic meta:table-count="1" meta:cell-count="1281" meta:object-count="0"/>
  </office:meta>
</office:document-meta>
</file>